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officeooo:rsid="00073a2f" officeooo:paragraph-rsid="00073a2f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rsid="0004c40b" officeooo:paragraph-rsid="0004c40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88e52" officeooo:paragraph-rsid="00088e5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officeooo:rsid="0009e093" officeooo:paragraph-rsid="0009e09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officeooo:rsid="00073a2f" officeooo:paragraph-rsid="00073a2f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rsid="0004c40b" officeooo:paragraph-rsid="0004c40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88e52" officeooo:paragraph-rsid="00088e52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text-position="super 58%" style:font-name="Times New Roman" fo:font-size="20pt" officeooo:rsid="0004c40b" officeooo:paragraph-rsid="0004c40b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Roboto" fo:font-size="14pt" style:text-underline-style="none" officeooo:rsid="00088e52" officeooo:paragraph-rsid="00088e52" style:font-size-asian="14pt" style:font-size-complex="14pt"/>
    </style:style>
    <style:style style:name="P10" style:family="paragraph" style:parent-style-name="Standard" style:master-page-name="">
      <style:paragraph-properties fo:text-align="justify" style:justify-single-word="false" style:page-number="auto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088e52" officeooo:paragraph-rsid="00088e52" style:font-size-asian="10.5pt" style:font-size-complex="12pt"/>
    </style:style>
    <style:style style:name="P11" style:family="paragraph" style:parent-style-name="Standard">
      <style:paragraph-properties fo:text-align="justify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088e52" officeooo:paragraph-rsid="00088e52" style:font-size-asian="10.5pt" style:font-size-complex="12pt"/>
    </style:style>
    <style:style style:name="P12" style:family="paragraph" style:parent-style-name="Standard">
      <style:paragraph-properties fo:text-align="justify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13708d" officeooo:paragraph-rsid="0013708d" style:font-size-asian="12pt" style:font-size-complex="12pt"/>
    </style:style>
    <style:style style:name="P13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3708d" officeooo:paragraph-rsid="0013708d" style:font-size-asian="15pt" style:font-size-complex="15pt"/>
    </style:style>
    <style:style style:name="T1" style:family="text">
      <style:text-properties officeooo:rsid="0009e0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Herczig Ádám</text:p>
      <text:p text:style-name="P6">Szakdolgozat</text:p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2"/>
      <text:p text:style-name="P2"/>
      <text:p text:style-name="P2"/>
      <text:p text:style-name="P3">Hőmérő hálózat <text:span text:style-name="T1"><text:s/></text:span></text:p>
      <text:p text:style-name="P4">IoT felület</text:p>
      <text:p text:style-name="P4">kialakítás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ÉCSI TUDOMÁNY EGYETEM</text:p>
      <text:p text:style-name="P7">MŰSZAKI ÉS INFORMATIKAI KAR</text:p>
      <text:p text:style-name="P7">VILLAMOSMÉRNÖKI SZAK</text:p>
      <text:p text:style-name="P7"/>
      <text:p text:style-name="P7"/>
      <text:p text:style-name="P7"/>
      <text:p text:style-name="P7">Pécs, 2017</text:p>
      <text:p text:style-name="P9"/>
      <text:p text:style-name="P10"/>
      <text:p text:style-name="P11"/>
      <text:p text:style-name="P13"><text:soft-page-break/></text:p>
      <text:p text:style-name="P13"/>
      <text:p text:style-name="P13">Nyilatkozat</text:p>
      <text:p text:style-name="P13"/>
      <text:p text:style-name="P12"><text:tab/>Alulírott Herczig Ádám diplomázó hallgató, kijelentem hogy a szakdolgozatomat a Pécsi Tudományegyetem Műszaki és Informatikai karán készítettem a villamosmérnöki BSC diploma megszerzése véget.</text:p>
      <text:p text:style-name="P12"/>
      <text:p text:style-name="P12"/>
      <text:p text:style-name="P12"/>
      <text:p text:style-name="P12"><text:tab/>Kijelentem, hogy a szakdolgozatom érdemi részét egyedül végeztem el. Az érdemi részen kívül csak meghivatkozott forrásokat használtam fel a szakdolgozatomba (szakirodalom, kód). Tudomásul veszem, hogy a szakdolgozatom leírt forráskódot a Pécsi Tudományegyetem, valamint a szakdolgozat témát kiíró konzulens saját céljaira szabadon felhasználhatja.</text:p>
      <text:p text:style-name="P12"/>
      <text:p text:style-name="P12">2017.10.24.</text:p>
      <text:p text:style-name="P12"><text:tab/><text:tab/><text:tab/><text:tab/><text:tab/><text:tab/><text:tab/><text:tab/><text:tab/><text:tab/><text:tab/>Herczig Ádám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21:36:16.970127999</meta:creation-date>
    <dc:date>2017-10-24T15:24:53.268673243</dc:date>
    <meta:editing-duration>PT1H20M17S</meta:editing-duration>
    <meta:editing-cycles>7</meta:editing-cycles>
    <meta:generator>LibreOffice/4.3.3.2$Linux_x86 LibreOffice_project/430m0$Build-2</meta:generator>
    <meta:document-statistic meta:table-count="0" meta:image-count="0" meta:object-count="0" meta:page-count="2" meta:paragraph-count="14" meta:word-count="88" meta:character-count="727" meta:non-whitespace-character-count="638"/>
  </office:meta>
</office:document-meta>
</file>